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a6f" officeooo:paragraph-rsid="00188a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Then please submit a PDF file to Scien9a containing the following:</text:p>
      <text:p text:style-name="P1">• The names of the people in your pair: <text:s/>Olatunji Amosu <text:s text:c="2"/>and Anthony Duncalf</text:p>
      <text:p text:style-name="P1"/>
      <text:p text:style-name="P1"/>
      <text:p text:style-name="P1"/>
      <text:p text:style-name="P1"/>
      <text:p text:style-name="P1">• A link to your deployed web app running on Impaas : <text:a xlink:type="simple" xlink:href="https://oha24-sse-app.impaas.uk/" text:style-name="Internet_20_link" text:visited-style-name="Visited_20_Internet_20_Link">https://oha24-sse-app.impaas.uk/</text:a> </text:p>
      <text:p text:style-name="P1"><text:s text:c="89"/><text:a xlink:type="simple" xlink:href="https://ajd224-sse-app.impaas.uk/" text:style-name="Internet_20_link" text:visited-style-name="Visited_20_Internet_20_Link">https://ajd224-sse-app.impaas.uk/</text:a> </text:p>
      <text:p text:style-name="P1"><text:s text:c="23"/></text:p>
      <text:p text:style-name="P1"/>
      <text:p text:style-name="P1"/>
      <text:p text:style-name="P1">• A link to the GitHub repository containing the source code: <text:a xlink:type="simple" xlink:href="https://github.com/olatunjiamosu/SSE-LAB2" text:style-name="Internet_20_link" text:visited-style-name="Visited_20_Internet_20_Link">https://github.com/olatunjiamosu/SSE-LAB2</text:a> </text:p>
      <text:p text:style-name="P1"/>
      <text:p text:style-name="P1"><text:a xlink:type="simple" xlink:href="https://github.com/SovietMeteor10/Flask_Server_Practice" text:style-name="Internet_20_link" text:visited-style-name="Visited_20_Internet_20_Link">https://github.com/SovietMeteor10/Flask_Server_Practice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5:53:03.627428316</meta:creation-date>
    <meta:print-date>2024-10-14T16:02:01.062527024</meta:print-date>
    <meta:printed-by>PDF files</meta:printed-by>
    <dc:date>2024-10-14T16:02:08.000600423</dc:date>
    <meta:editing-duration>PT6S</meta:editing-duration>
    <meta:editing-cycles>1</meta:editing-cycles>
    <meta:document-statistic meta:table-count="0" meta:image-count="0" meta:object-count="0" meta:page-count="1" meta:paragraph-count="7" meta:word-count="52" meta:character-count="536" meta:non-whitespace-character-count="371"/>
    <meta:generator>LibreOffice/24.2.6.2$Linux_X86_64 LibreOffice_project/420$Build-2</meta:generator>
  </office:meta>
</office:document-meta>
</file>